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</office:font-face-decls>
  <office:automatic-styles>
    <text:list-style style:name="LFO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I" text:start-value="3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 fo:border="0.0069in solid #00000A" fo:padding-top="0.0138in" fo:padding-left="0.0555in" fo:padding-bottom="0.0138in" fo:padding-right="0.0555in" style:shadow="none"/>
    </style:style>
    <style:style style:name="P2" style:parent-style-name="Titre1" style:family="paragraph"/>
    <style:style style:name="P3" style:parent-style-name="Standard" style:family="paragraph">
      <style:paragraph-properties fo:margin-bottom="0in"/>
    </style:style>
    <style:style style:name="P4" style:parent-style-name="Standard" style:family="paragraph">
      <style:paragraph-properties fo:margin-bottom="0in"/>
    </style:style>
    <style:style style:name="T5" style:parent-style-name="Policepardéfaut" style:family="text">
      <style:text-properties fo:font-style="italic" style:font-style-asian="italic"/>
    </style:style>
    <style:style style:name="P6" style:parent-style-name="Titre1" style:family="paragraph"/>
    <style:style style:name="T7" style:parent-style-name="Policepardéfaut" style:family="text">
      <style:text-properties fo:font-style="italic" style:font-style-asian="italic"/>
    </style:style>
    <style:style style:name="P8" style:parent-style-name="Standard" style:family="paragraph">
      <style:paragraph-properties>
        <style:tab-stops>
          <style:tab-stop style:type="left" style:position="4.6354in"/>
        </style:tab-stops>
      </style:paragraph-properties>
      <style:text-properties fo:color="#000000" fo:font-size="12pt" style:font-size-asian="12pt" style:font-size-complex="12pt"/>
    </style:style>
    <style:style style:name="P9" style:parent-style-name="Standard" style:family="paragraph">
      <style:paragraph-properties>
        <style:tab-stops>
          <style:tab-stop style:type="left" style:position="4.6354in"/>
        </style:tab-stops>
      </style:paragraph-properties>
      <style:text-properties fo:color="#000000" fo:font-size="12pt" style:font-size-asian="12pt" style:font-size-complex="12pt"/>
    </style:style>
    <style:style style:name="P10" style:parent-style-name="Titre2" style:family="paragraph"/>
    <style:style style:name="P11" style:parent-style-name="Standard" style:family="paragraph">
      <style:paragraph-properties fo:margin-bottom="0in"/>
    </style:style>
    <style:style style:name="P12" style:parent-style-name="Standard" style:family="paragraph">
      <style:paragraph-properties fo:margin-bottom="0in"/>
    </style:style>
    <style:style style:name="T13" style:parent-style-name="Policepardéfaut" style:family="text">
      <style:text-properties style:text-position="sub 63.6%"/>
    </style:style>
    <style:style style:name="P14" style:parent-style-name="Standard" style:family="paragraph">
      <style:paragraph-properties fo:margin-bottom="0in"/>
    </style:style>
    <style:style style:name="P15" style:parent-style-name="Titre2" style:family="paragraph"/>
    <style:style style:name="P16" style:parent-style-name="Standard" style:family="paragraph">
      <style:paragraph-properties fo:margin-bottom="0in"/>
    </style:style>
    <style:style style:name="T17" style:parent-style-name="Policepardéfaut" style:family="text">
      <style:text-properties style:text-position="super 63.6%"/>
    </style:style>
    <style:style style:name="P18" style:parent-style-name="Standard" style:family="paragraph">
      <style:paragraph-properties fo:margin-bottom="0in"/>
    </style:style>
    <style:style style:name="P19" style:parent-style-name="Titre2" style:family="paragraph"/>
    <style:style style:name="P20" style:parent-style-name="Titre3" style:family="paragraph">
      <style:paragraph-properties fo:margin-top="0in"/>
      <style:text-properties fo:color="#4BACC6"/>
    </style:style>
    <style:style style:name="P21" style:parent-style-name="Standard" style:family="paragraph">
      <style:paragraph-properties fo:margin-bottom="0in"/>
    </style:style>
    <style:style style:name="P22" style:parent-style-name="Standard" style:family="paragraph">
      <style:paragraph-properties fo:margin-bottom="0in"/>
    </style:style>
    <style:style style:name="P23" style:parent-style-name="Standard" style:family="paragraph">
      <style:paragraph-properties fo:margin-left="0.75in">
        <style:tab-stops/>
      </style:paragraph-properties>
    </style:style>
  </office:automatic-styles>
  <office:body>
    <office:text text:use-soft-page-breaks="true">
      <text:p text:style-name="P1">Chapitre 10 : les aldéhydes et les cétones</text:p>
      <text:h text:style-name="P2" text:outline-level="1" text:restart-numbering="true" text:start-value="1">Généralités</text:h>
      <text:h text:style-name="Titre2" text:outline-level="2">Constitutions</text:h>
      <text:p text:style-name="P3">Ce sont des composés possédant un groupement carbonyle « c=o ». Leur formule générale : R-CO-H et R-CO-R’.</text:p>
      <text:p text:style-name="P4"><text:span text:style-name="T5">Exemple</text:span><text:s/>1 :</text:p>
      <text:p text:style-name="Standard"/>
      <text:h text:style-name="Titre2" text:outline-level="2">Propriétés physiques</text:h>
      <text:p text:style-name="Standard">A la pression atmosphérique : le méthanal est un gaz, mais tous les autres sont liquides puis solides. Les premiers termes sont solubles dans l’eau (jusqu’au C5).</text:p>
      <text:h text:style-name="Titre2" text:outline-level="2">Etat naturel et utilisations<text:line-break/></text:h>
      <text:p text:style-name="Standard">Ils existent à l’état naturel dans<text:s/>les composés d’origine animale (stéroïdes) et végétale (essences végétales). Mais ils sont souvent associés à d’autres fonctions. Ils ont de nombreuses utilisations.</text:p>
      <text:p text:style-name="Standard">Les plus importants sont le méthanal (antiseptiques, colles, et acétone (solvant).</text:p>
      <text:h text:style-name="P6" text:outline-level="1" text:restart-numbering="true" text:start-value="1">Nomenclature</text:h>
      <text:p text:style-name="Standard">C’est le nom de l’alcane possédant le même squelette carboné en ajoutant la terminaison « al » ou « one », précédée éventuellement des préfixes multiplicateurs di, tri, tétra, penta… et de leurs indices de position.</text:p>
      <text:p text:style-name="Standard"><text:span text:style-name="T7">Exemple</text:span> 2 :</text:p>
      <text:p text:style-name="Standard"/>
      <text:p text:style-name="Standard">Remarque : les noms<text:s/>courants sont toujours employés (comme acétone).</text:p>
      <text:h text:style-name="Titre1" text:outline-level="1">Préparation</text:h>
      <text:p text:style-name="P8">Il existe<text:s/>de nombreuses méthodes possibles d'oxyder (par un oxydant fort KmnO2, HNO3...) ou de déshydrogéner <text:s/>en présence de Cu à 300°C )des alcools. L'oxydation permet de couper les alcènes.</text:p>
      <text:p text:style-name="P9">Cf schéma3</text:p>
      <text:h text:style-name="Titre1" text:outline-level="1">IV. Réactivité</text:h>
      <text:h text:style-name="P10" text:outline-level="2" text:restart-numbering="true" text:start-value="1"><text:s/>Généralités</text:h>
      <text:p text:style-name="Standard">Elle est liée à la présence de liaisons polarisées C=O et à la présence de deux doublets libres sur O.</text:p>
      <text:p text:style-name="Standard">(cf schéma 1)</text:p>
      <text:p text:style-name="P11">Il y a deux cas :</text:p>
      <text:p text:style-name="P12"><text:tab/>-A<text:span text:style-name="T13">N<text:s/></text:span>sur un C déficitaire</text:p>
      <text:p text:style-name="P14"><text:tab/>-SN de l’H en alpha du groupe carbonyle rendus labiles par les effets inductif et mésomère attracteurs de O.</text:p>
      <text:soft-page-break/>
      <text:h text:style-name="P15" text:outline-level="2">2.<text:s/><text:tab/>Additions nucléophiles en milieu acide</text:h>
      <text:p text:style-name="P16">1<text:span text:style-name="T17">ère</text:span><text:s/>étape : protonation de l’O, ce qui conduit à l’augmentation du déficit électronique du C fonctionnel. <text:s/>Il y a la possibilité de fixation d’un réactif nucléophile dans la deuxième étape. (cf figure 54b)</text:p>
      <text:p text:style-name="P18"/>
      <text:h text:style-name="P19" text:outline-level="2">3.<text:s/><text:tab/>Substitutions nucléophiles</text:h>
      <text:h text:style-name="P20" text:outline-level="3"><text:tab/><text:tab/>a) alkylation des dérivés halogénés</text:h>
      <text:p text:style-name="P21">(cf figure 55)</text:p>
      <text:p text:style-name="P22">Aldéhyde et cétone ne réagissent pas directement en milieu basique et acide.</text:p>
      <text:p text:style-name="P23"/>
      <text:p text:style-name="Standard"/>
      <text:p text:style-name="Standard"><text:line-break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23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Standard" style:next-style-name="Textbody" style:default-outline-level="1">
      <style:paragraph-properties fo:keep-with-next="always" fo:margin-bottom="0in"/>
      <style:text-properties style:font-name="Cambria" style:font-weight-complex="bold" fo:color="#17365D" fo:font-size="14pt" style:font-size-asian="14pt" style:font-size-complex="14pt" fo:hyphenate="false"/>
    </style:style>
    <style:style style:name="Titre2" style:display-name="Titre 2" style:family="paragraph" style:parent-style-name="Standard" style:next-style-name="Textbody" style:default-outline-level="2">
      <style:paragraph-properties fo:keep-with-next="always" fo:margin-bottom="0in"/>
      <style:text-properties style:font-name="Cambria" style:font-weight-complex="bold" fo:color="#76923C" fo:font-size="12pt" style:font-size-asian="12pt" style:font-size-complex="12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Mangal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Paragraphedeliste" style:display-name="Paragraphe de liste" style:family="paragraph" style:parent-style-name="Standard">
      <style:text-properties fo:hyphenate="false"/>
    </style:style>
    <style:style style:name="Titre1Car" style:display-name="Titre 1 Car" style:family="text" style:parent-style-name="Policepardéfaut"/>
    <style:style style:name="Titre2Car" style:display-name="Titre 2 Car" style:family="text" style:parent-style-name="Policepardéfaut"/>
    <style:style style:name="NumberingSymbols" style:display-name="Numbering Symbols" style:family="text"/>
    <text:list-style style:name="WWNum1" style:display-name="WWNum1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2" style:display-name="WW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3" style:display-name="WWNum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4" style:display-name="WWNum4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5" style:display-name="WWNum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Titre3Car" style:display-name="Titre 3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4F81B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I">
        <style:list-level-properties/>
      </text:outline-level-style>
      <text:outline-level-style text:level="2" style:num-suffix="." style:num-format="a" style:num-letter-sync="true">
        <style:list-level-properties/>
      </text:outline-level-style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I" text:start-value="3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rika</meta:initial-creator>
    <dc:creator>Marika</dc:creator>
    <meta:creation-date>2011-04-20T16:49:00Z</meta:creation-date>
    <dc:date>2011-04-20T16:49:00Z</dc:date>
    <meta:template xlink:href="Normal" xlink:type="simple"/>
    <meta:editing-cycles>2</meta:editing-cycles>
    <meta:editing-duration>PT0S</meta:editing-duration>
    <meta:document-statistic meta:page-count="2" meta:paragraph-count="3" meta:word-count="296" meta:character-count="1926" meta:row-count="13" meta:non-whitespace-character-count="1633"/>
  </office:meta>
</office:document-meta>
</file>